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f8f" officeooo:paragraph-rsid="0007a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</text:p>
      <text:p text:style-name="P1"/>
      <text:p text:style-name="P1"/>
      <text:p text:style-name="P1">Dagger</text:p>
      <text:p text:style-name="P1">Hopper</text:p>
      <text:p text:style-name="P1"/>
      <text:p text:style-name="P1">Humanoid doesnt work 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7:08:25.086272218</meta:creation-date>
    <dc:date>2020-01-06T17:09:41.246312995</dc:date>
    <meta:editing-duration>PT1M18S</meta:editing-duration>
    <meta:editing-cycles>1</meta:editing-cycles>
    <meta:document-statistic meta:table-count="0" meta:image-count="0" meta:object-count="0" meta:page-count="1" meta:paragraph-count="4" meta:word-count="7" meta:character-count="39" meta:non-whitespace-character-count="36"/>
    <meta:generator>LibreOffice/6.0.7.3$Linux_X86_64 LibreOffice_project/00m0$Build-3</meta:generator>
  </office:meta>
</office:document-meta>
</file>